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151a9f" officeooo:paragraph-rsid="00151a9f"/>
    </style:style>
    <style:style style:name="P2" style:family="paragraph" style:parent-style-name="Text_20_body">
      <style:text-properties officeooo:paragraph-rsid="0015d1b5"/>
    </style:style>
    <style:style style:name="P3" style:family="paragraph" style:parent-style-name="Text_20_body">
      <style:text-properties officeooo:paragraph-rsid="0018144a"/>
    </style:style>
    <style:style style:name="P4" style:family="paragraph" style:parent-style-name="Text_20_body">
      <style:text-properties fo:font-weight="normal" officeooo:paragraph-rsid="0018144a" style:font-weight-asian="normal" style:font-weight-complex="normal"/>
    </style:style>
    <style:style style:name="P5" style:family="paragraph" style:parent-style-name="Text_20_body">
      <style:text-properties officeooo:rsid="0015d1b5" officeooo:paragraph-rsid="0015d1b5"/>
    </style:style>
    <style:style style:name="P6" style:family="paragraph" style:parent-style-name="Text_20_body">
      <style:text-properties officeooo:rsid="0018144a" officeooo:paragraph-rsid="0018144a"/>
    </style:style>
    <style:style style:name="P7" style:family="paragraph" style:parent-style-name="Text_20_body">
      <style:text-properties officeooo:rsid="0019fdc1" officeooo:paragraph-rsid="0019fdc1"/>
    </style:style>
    <style:style style:name="P8" style:family="paragraph" style:parent-style-name="Text_20_body" style:list-style-name="L1">
      <style:text-properties officeooo:rsid="0018144a" officeooo:paragraph-rsid="0018144a"/>
    </style:style>
    <style:style style:name="P9" style:family="paragraph" style:parent-style-name="Text_20_body" style:list-style-name="L2">
      <style:text-properties officeooo:rsid="0018144a" officeooo:paragraph-rsid="0018144a"/>
    </style:style>
    <style:style style:name="P10" style:family="paragraph" style:parent-style-name="Text_20_body" style:list-style-name="L2">
      <style:text-properties officeooo:paragraph-rsid="0015d1b5"/>
    </style:style>
    <style:style style:name="P11" style:family="paragraph" style:parent-style-name="Text_20_body" style:list-style-name="L2">
      <style:text-properties officeooo:rsid="0015d1b5" officeooo:paragraph-rsid="0015d1b5"/>
    </style:style>
    <style:style style:name="P12" style:family="paragraph" style:parent-style-name="Heading_20_1">
      <style:text-properties officeooo:paragraph-rsid="00151a9f"/>
    </style:style>
    <style:style style:name="P13" style:family="paragraph" style:parent-style-name="Heading_20_2">
      <style:text-properties officeooo:rsid="0015d1b5" officeooo:paragraph-rsid="0015d1b5"/>
    </style:style>
    <style:style style:name="P14" style:family="paragraph" style:parent-style-name="Heading_20_2">
      <style:text-properties officeooo:rsid="0019ea50" officeooo:paragraph-rsid="0019ea50"/>
    </style:style>
    <style:style style:name="P15" style:family="paragraph" style:parent-style-name="Heading_20_2">
      <style:text-properties officeooo:rsid="0019fdc1"/>
    </style:style>
    <style:style style:name="P16" style:family="paragraph" style:parent-style-name="Heading_20_3">
      <style:text-properties officeooo:rsid="0015d1b5" officeooo:paragraph-rsid="0015d1b5"/>
    </style:style>
    <style:style style:name="P17" style:family="paragraph" style:parent-style-name="Heading_20_3">
      <style:text-properties fo:font-weight="bold" officeooo:rsid="0018144a" style:font-weight-asian="bold" style:font-weight-complex="bold"/>
    </style:style>
    <style:style style:name="P18" style:family="paragraph" style:parent-style-name="Heading_20_3">
      <style:text-properties officeooo:rsid="0019fdc1"/>
    </style:style>
    <style:style style:name="P19" style:family="paragraph" style:parent-style-name="Heading_20_3">
      <style:text-properties officeooo:rsid="0019fdc1" officeooo:paragraph-rsid="0019fdc1"/>
    </style:style>
    <style:style style:name="T1" style:family="text">
      <style:text-properties officeooo:rsid="00151a9f"/>
    </style:style>
    <style:style style:name="T2" style:family="text">
      <style:text-properties officeooo:rsid="00151dba"/>
    </style:style>
    <style:style style:name="T3" style:family="text">
      <style:text-properties officeooo:rsid="0015d1b5"/>
    </style:style>
    <style:style style:name="T4" style:family="text">
      <style:text-properties officeooo:rsid="0018144a"/>
    </style:style>
    <style:style style:name="T5" style:family="text">
      <style:text-properties fo:font-weight="bold" officeooo:rsid="0018144a" style:font-weight-asian="bold" style:font-weight-complex="bold"/>
    </style:style>
    <style:style style:name="T6" style:family="text">
      <style:text-properties fo:font-weight="normal" officeooo:rsid="0018144a" style:font-weight-asian="normal" style:font-weight-complex="normal"/>
    </style:style>
    <style:style style:name="T7" style:family="text">
      <style:text-properties officeooo:rsid="0018d9ea"/>
    </style:style>
    <style:style style:name="T8" style:family="text">
      <style:text-properties officeooo:rsid="0019ea50"/>
    </style:style>
    <style:style style:name="T9" style:family="text">
      <style:text-properties officeooo:rsid="001c127e"/>
    </style:style>
    <style:style style:name="T10" style:family="text">
      <style:text-properties officeooo:rsid="001ea34b"/>
    </style:style>
    <style:style style:name="T11" style:family="text">
      <style:text-properties officeooo:rsid="00226fb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2">Handling </text:span><text:span text:style-name="T1">Sensor Data</text:span></text:h>
      <text:p text:style-name="P1">How to handle sensor data, and how to propagate it in the system.</text:p>
      <text:p text:style-name="P1">How is sensor data preprocessing done? Sensor fusion? Timestamps? How to communicate/distribute the data (networking?) ? Abstractions? <text:span text:style-name="T9">How to handle datatypes in implementation?</text:span></text:p>
      <text:p text:style-name="P1"/>
      <text:h text:style-name="P13" text:outline-level="2">Reading Sensor Data</text:h>
      <text:h text:style-name="P16" text:outline-level="3">Pushing or Pulling?</text:h>
      <text:p text:style-name="P5">Simple answer: both!</text:p>
      <text:p text:style-name="P2"><text:span text:style-name="T3">At some point, the data will necessarily be pushed into the system – even if the micro controller will listen to some kind of event (as it is in the sample mpu6050 arduino code) instead of actively reading sensor data – the data will then be pushed to the device/PC via USB or Bluetooth. </text:span><text:span text:style-name="T8">One could call hearing to the USB-port pulling, of course, but in the end, the device/controller dictates the pace, thus the driver needs to listen to it in a dedicated thread to stay responsive.</text:span></text:p>
      <text:p text:style-name="P2"><text:span text:style-name="T8">T</text:span><text:span text:style-name="T3">he application that reacts to the sensor data will process the data 'as soon as possible', i.e. whenever the last interpretation is done (or when new resources are available, think multithreading), it will request the newest entry(entries) from the sensor </text:span><text:span text:style-name="T8">(or wait if there are none)</text:span><text:span text:style-name="T3">.</text:span></text:p>
      <text:p text:style-name="P2"><text:span text:style-name="T3">Therefore, there needs to be a ringbuffer/queue), where data can be pushed to </text:span><text:span text:style-name="T4">from the sensor/micro controller</text:span><text:span text:style-name="T3">, which can than be read from the pulling side </text:span><text:span text:style-name="T4">(application)</text:span><text:span text:style-name="T3">.</text:span></text:p>
      <text:h text:style-name="P13" text:outline-level="2">Providing the Sensor Data to multiple Applications</text:h>
      <text:p text:style-name="P5">As each should be available to multiple possible applications, there has to be an interface which muliplexes/broadcasts the sensor data between processes – this is not necessarily bound to the same machine, but in regards to the 'airboard' being an input device, remote access to the sensors is not concerned.</text:p>
      <text:p text:style-name="P6">Traits for an suitable implementation are:</text:p>
      <text:list xml:id="list8425121814828251647" text:style-name="L1">
        <text:list-item>
          <text:p text:style-name="P8">Speed</text:p>
          <text:list>
            <text:list-item>
              <text:p text:style-name="P8">for low latency on the reactions to the input device</text:p>
            </text:list-item>
            <text:list-item>
              <text:p text:style-name="P8">scalability if abstract sensors (i.e. as sensor fusion preprocess) are chained using this same interface</text:p>
            </text:list-item>
          </text:list>
        </text:list-item>
        <text:list-item>
          <text:p text:style-name="P8">mul<text:span text:style-name="T11">t</text:span>iplexing ofc.</text:p>
        </text:list-item>
        <text:list-item>
          <text:p text:style-name="P8">Easy implementation</text:p>
        </text:list-item>
        <text:list-item>
          <text:p text:style-name="P8">support for C/C++ and python</text:p>
          <text:list>
            <text:list-item>
              <text:p text:style-name="P8">Note, that, as the data types will be rather primitive, python support could always be done using a C++ library and python bindings (e.g. ctypes)</text:p>
            </text:list-item>
          </text:list>
        </text:list-item>
      </text:list>
      <text:p text:style-name="P5">Possible ways to implement such broadcasting:</text:p>
      <text:list xml:id="list8125245136204462030" text:style-name="L2">
        <text:list-item>
          <text:p text:style-name="P11">Ice by ZeroC</text:p>
          <text:list>
            <text:list-item>
              <text:p text:style-name="P10"><text:soft-page-break/><text:span text:style-name="T3">quite </text:span><text:span text:style-name="T4">an effort to implement</text:span></text:p>
            </text:list-item>
            <text:list-item>
              <text:p text:style-name="P9">complex (needs IceStorm and slice files and topic management and such)</text:p>
            </text:list-item>
            <text:list-item>
              <text:p text:style-name="P9">maybe not efficient enough, as it is targeted to more generalized and especially distributed networking</text:p>
            </text:list-item>
          </text:list>
        </text:list-item>
        <text:list-item>
          <text:p text:style-name="P9">UDP</text:p>
          <text:list>
            <text:list-item>
              <text:p text:style-name="P9">dunno how easy and fast that will be, need to look into that</text:p>
            </text:list-item>
          </text:list>
        </text:list-item>
        <text:list-item>
          <text:p text:style-name="P9">ZeroMQ</text:p>
          <text:list>
            <text:list-item>
              <text:p text:style-name="P9">supposedly easy to do, and fast</text:p>
              <text:list>
                <text:list-item>
                  <text:p text:style-name="P9">should be able to use IPC on linux</text:p>
                </text:list-item>
              </text:list>
            </text:list-item>
            <text:list-item>
              <text:p text:style-name="P9">will eventually need Google ProtocolBuffer (protobuf) or similar as well for data marshalling</text:p>
            </text:list-item>
          </text:list>
        </text:list-item>
      </text:list>
      <text:p text:style-name="P3"><text:span text:style-name="T4">All three possibilities support both C++ and python. Most promising currently </text:span><text:span text:style-name="T10">is </text:span><text:span text:style-name="T5">ZeroMQ</text:span><text:span text:style-name="T6">!</text:span></text:p>
      <text:h text:style-name="P17" text:outline-level="3">Where to put the Buffer?</text:h>
      <text:p text:style-name="P4"><text:span text:style-name="T4">The queue mentioned before should be on the the application side, rather then the sensor side. This allows for minimum latency, as the request to the buffer to get data will be inside a single application. This will in turn use communication bandwidth, even if the data that is pushed to the application will not be used, but latency is priority </text:span><text:span text:style-name="T7">- u</text:span><text:span text:style-name="T4">nless it turns out that </text:span><text:span text:style-name="T7">it's fast enough with remote procedure calls (RPC), and performance is the bottleneck for responsiveness.</text:span></text:p>
      <text:h text:style-name="P14" text:outline-level="2">Abstractions</text:h>
      <text:h text:style-name="P18" text:outline-level="3">Sensor Fusion</text:h>
      <text:p text:style-name="P7"/>
      <text:h text:style-name="P19" text:outline-level="3">Remote Sensor Access</text:h>
      <text:h text:style-name="P15"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ge Herber</meta:initial-creator>
    <meta:creation-date>2014-03-10T23:23:42</meta:creation-date>
    <dc:date>2014-07-04T18:12:03</dc:date>
    <dc:creator>Torge Herber</dc:creator>
    <meta:editing-duration>PT11H55M38S</meta:editing-duration>
    <meta:editing-cycles>11</meta:editing-cycles>
    <meta:generator>LibreOffice/4.0.2.2$Linux_X86_64 LibreOffice_project/400m0$Build-2</meta:generator>
    <meta:document-statistic meta:table-count="0" meta:image-count="0" meta:object-count="0" meta:page-count="2" meta:paragraph-count="36" meta:word-count="534" meta:character-count="3167" meta:non-whitespace-character-count="2683"/>
  </office:meta>
</office:document-meta>
</file>